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6000000A70C990CAA171F59C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bold" officeooo:rsid="0009247e" officeooo:paragraph-rsid="000924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Footer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0661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alibri2" fo:font-size="12pt" style:font-name-asian="Calibri1" style:font-size-asian="12pt" style:language-asian="es" style:country-asian="MX" style:font-name-complex="Calibri1" style:font-size-complex="12pt"/>
    </style:style>
    <style:style style:name="P5" style:family="paragraph" style:parent-style-name="Normal1">
      <style:paragraph-properties fo:text-align="center" style:justify-single-word="false"/>
      <style:text-properties style:font-name="Calibri2" fo:font-size="14pt" fo:font-weight="bold" style:font-name-asian="Calibri1" style:font-size-asian="14pt" style:font-weight-asian="bold" style:font-name-complex="Calibri1" style:font-size-complex="14pt"/>
    </style:style>
    <style:style style:name="P6" style:family="paragraph" style:parent-style-name="Normal1">
      <style:paragraph-properties fo:text-align="center" style:justify-single-word="false"/>
      <style:text-properties style:font-name="Calibri2" fo:font-size="12pt" style:font-name-asian="Calibri1" style:font-size-asian="12pt" style:font-name-complex="Calibri1" style:font-size-complex="12pt"/>
    </style:style>
    <style:style style:name="P7" style:family="paragraph" style:parent-style-name="Normal1">
      <style:paragraph-properties fo:text-align="center" style:justify-single-word="false"/>
      <style:text-properties style:font-name="Calibri2" fo:font-size="12pt" officeooo:rsid="0018f1a2" officeooo:paragraph-rsid="0018f1a2" style:font-name-asian="Calibri1" style:font-size-asian="12pt" style:font-name-complex="Calibri1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fo:color="#000000" loext:opacity="100%" style:font-name="Calibri2" fo:font-size="12pt" fo:font-weight="normal" officeooo:rsid="001fff6d" officeooo:paragraph-rsid="001fff6d" style:font-name-asian="Calibri1" style:font-size-asian="12pt" style:language-asian="es" style:country-asian="MX" style:font-weight-asian="normal" style:font-name-complex="Calibri1" style:font-size-complex="12pt" style:font-weight-complex="normal"/>
    </style:style>
    <style:style style:name="P9" style:family="paragraph" style:parent-style-name="Normal1">
      <style:paragraph-properties fo:text-align="center" style:justify-single-word="false"/>
      <style:text-properties fo:color="#000000" loext:opacity="100%" style:font-name="Calibri2" fo:font-size="12pt" officeooo:rsid="002343c2" officeooo:paragraph-rsid="002343c2" style:font-name-asian="Calibri1" style:font-size-asian="12pt" style:language-asian="es" style:country-asian="MX" style:font-name-complex="Calibri1" style:font-size-complex="12pt"/>
    </style:style>
    <style:style style:name="T1" style:family="text">
      <style:text-properties officeooo:rsid="00132f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6312" style:font-weight-asian="bold" style:font-weight-complex="bold"/>
    </style:style>
    <style:style style:name="T4" style:family="text">
      <style:text-properties officeooo:rsid="00206312"/>
    </style:style>
    <style:style style:name="T5" style:family="text">
      <style:text-properties officeooo:rsid="0009247e"/>
    </style:style>
    <style:style style:name="T6" style:family="text">
      <style:text-properties officeooo:rsid="0006dd34"/>
    </style:style>
    <style:style style:name="T7" style:family="text">
      <style:text-properties officeooo:rsid="0018f1a2"/>
    </style:style>
    <style:style style:name="T8" style:family="text">
      <style:text-properties officeooo:rsid="0020f62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>Tecnológico Nacional de México</text:p>
      <text:p text:style-name="P5">Instituto Tecnológico de Tijuana</text:p>
      <text:p text:style-name="P6"/>
      <text:p text:style-name="P6">SUBDIRECCIÓN ACADÉMICA</text:p>
      <text:p text:style-name="P6">Departamento de Sistemas y Computación</text:p>
      <text:p text:style-name="P6"/>
      <text:p text:style-name="P6">SEMESTRE</text:p>
      <text:p text:style-name="P6"><text:span text:style-name="T5">a</text:span>gosto - diciembre 202<text:span text:style-name="T6">1</text:span></text:p>
      <text:p text:style-name="P6"/>
      <text:p text:style-name="P6">CARRERA</text:p>
      <text:p text:style-name="P6">Ing. Tecnologías de la Información y Comunicación</text:p>
      <text:p text:style-name="P6"/>
      <text:p text:style-name="P6">MATERIA Y CLAVE:</text:p>
      <text:p text:style-name="P7">Datos Masivos<text:tab/><text:tab/>BDD-1704TI9A</text:p>
      <text:p text:style-name="P6"/>
      <text:p text:style-name="P6">NOMBRE Y MATRICULA DEL ALUMNO:</text:p>
      <text:p text:style-name="P6">Velázquez Farrera César Alejandro <text:s text:c="3"/>  17212937</text:p>
      <text:p text:style-name="P6"/>
      <text:p text:style-name="P6">NOMBRE DEL TRABAJO:</text:p>
      <text:p text:style-name="P9">Proyecto Final</text:p>
      <text:p text:style-name="P6"/>
      <text:p text:style-name="P6">UNIDAD POR EVALUAR</text:p>
      <text:p text:style-name="P6">Unidad I<text:span text:style-name="T8">V</text:span></text:p>
      <text:p text:style-name="P6"/>
      <text:p text:style-name="P6">NOMBRE DEL MAESTRO (A):</text:p>
      <text:p text:style-name="P4">M.<text:span text:style-name="T5">C. </text:span><text:span text:style-name="T7">José Christian Romero Hernández</text:span></text:p>
      <text:p text:style-name="P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MX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1" style:family="paragraph" style:default-outline-level="">
      <style:paragraph-properties fo:margin-top="0in" fo:margin-bottom="0in" style:contextual-spacing="false" fo:line-height="115%" fo:text-align="start" style:justify-single-word="false" fo:orphans="2" fo:widows="2" fo:padding="0in" fo:border="none" style:shadow="none" style:writing-mode="lr-tb"/>
      <style:text-properties fo:color="#000000" loext:opacity="100%" style:font-name="Arial1" fo:font-family="Arial" style:font-family-generic="roman" style:font-pitch="variable" style:font-name-asian="Arial" style:font-family-asian="Arial" style:font-family-generic-asian="system" style:font-pitch-asian="variable" style:language-asian="es" style:country-asian="MX" style:font-name-complex="Arial" style:font-family-complex="Arial" style:font-family-generic-complex="system" style:font-pitch-complex="variable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text-style style:name="N100">
      <number:text-content/>
    </number:text-style>
    <style:style style:name="No_20_Borders.1" style:display-name="No Borders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2" style:display-name="No Borders.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3" style:display-name="No Borders.3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4" style:display-name="No Borders.4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5" style:display-name="No Borders.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6" style:display-name="No Borders.6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7" style:display-name="No Borders.7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8" style:display-name="No Borders.8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9" style:display-name="No Borders.9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10" style:display-name="No Borders.10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11" style:display-name="No Borders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12" style:display-name="No Borders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13" style:display-name="No Borders.13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14" style:display-name="No Borders.14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15" style:display-name="No Borders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style:style style:name="No_20_Borders.16" style:display-name="No Borders.16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Calibri" style:font-family-asian="Calibri" style:font-family-generic-asian="roman" style:font-name-complex="Arial" style:font-family-complex="Arial" style:font-family-generic-complex="roman"/>
    </style:style>
    <table:table-template table:name="No Borders" table:first-row-end-column="row" table:first-row-start-column="row" table:last-row-end-column="row" table:last-row-start-column="row">
      <table:first-row table:style-name="No_20_Borders.1"/>
      <table:last-row table:style-name="No_20_Borders.2"/>
      <table:first-column table:style-name="No_20_Borders.3"/>
      <table:last-column table:style-name="No_20_Borders.4"/>
      <table:body table:style-name="No_20_Borders.9"/>
      <table:even-rows table:style-name="No_20_Borders.5"/>
      <table:odd-rows table:style-name="No_20_Borders.6"/>
      <table:even-columns table:style-name="No_20_Borders.7"/>
      <table:odd-columns table:style-name="No_20_Borders.8"/>
      <table:background table:style-name="No_20_Borders.10"/>
      <loext:first-row-even-column table:style-name="No_20_Borders.15"/>
      <loext:last-row-even-column table:style-name="No_20_Borders.16"/>
      <loext:first-row-end-column table:style-name="No_20_Borders.12"/>
      <loext:first-row-start-column table:style-name="No_20_Borders.11"/>
      <loext:last-row-end-column table:style-name="No_20_Borders.14"/>
      <loext:last-row-start-column table:style-name="No_20_Border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in" table:align="margins" style:may-break-between-rows="true" style:writing-mode="lr-tb" table:border-model="collapsing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bold" officeooo:rsid="0009247e" officeooo:paragraph-rsid="000924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MP3" style:family="paragraph" style:parent-style-name="Footer">
      <style:paragraph-properties fo:text-align="end" style:justify-single-word="false"/>
      <style:text-properties fo:color="#000000" loext:opacity="100%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0661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T1" style:family="text">
      <style:text-properties officeooo:rsid="00132f41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206312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1.png" text:anchor-type="as-char" svg:width="6.4807in" svg:height="0.7917in" draw:z-index="1"><draw:image xlink:href="Pictures/1000000100000556000000A70C990CAA171F59C8.png" xlink:type="simple" xlink:show="embed" xlink:actuate="onLoad" draw:mime-type="image/png"/></draw:frame><text:s text:c="22"/></text:p>
        <text:p text:style-name="Header"/>
      </style:header>
      <style:footer>
        <table:table table:name="Table1" table:style-name="Table1" table:template-name="No Borders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Tijuana, <text:span text:style-name="MT1">Baja California</text:span></text:p>
            </table:table-cell>
            <table:table-cell table:style-name="Table1.A1" office:value-type="string">
              <text:p text:style-name="MP3"><text:span text:style-name="MT2">Fecha de entrega:</text:span> <text:span text:style-name="MT3">Diciembre</text:span> <text:span text:style-name="MT3">8</text:span>, 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sar Velazquez</meta:initial-creator>
    <meta:editing-cycles>19</meta:editing-cycles>
    <meta:print-date>2019-08-30T19:45:00</meta:print-date>
    <meta:creation-date>2021-03-16T03:24:00</meta:creation-date>
    <dc:date>2021-12-09T12:00:47.561214072</dc:date>
    <meta:editing-duration>PT1H35S</meta:editing-duration>
    <meta:generator>LibreOffice/7.2.3.2$Linux_X86_64 LibreOffice_project/20$Build-2</meta:generator>
    <meta:document-statistic meta:table-count="1" meta:image-count="1" meta:object-count="0" meta:page-count="2" meta:paragraph-count="21" meta:word-count="72" meta:character-count="529" meta:non-whitespace-character-count="449"/>
    <meta:user-defined meta:name="AppVersion">16.0000</meta:user-defined>
    <meta:template xlink:type="simple" xlink:actuate="onRequest" xlink:title="Normal" xlink:href=""/>
  </office:meta>
</office:document-meta>
</file>